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3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6600ff" draw:fill="none" draw:fill-color="#4b1f6f" draw:fill-image-width="0cm" draw:fill-image-height="0cm" fo:min-height="14.75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7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cc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6600cc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2" draw:layer="layout" svg:width="24.5cm" svg:height="13.5cm" svg:x="2cm" svg:y="5cm">
          <draw:text-box>
            <text:p text:style-name="P1"><text:span text:style-name="T1">Utilisez les données publiques de l'OpenFoodFacts</text:span></text:p>
          </draw:text-box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12.296cm" svg:height="13.859cm" svg:x="1.4cm" svg:y="4.914cm" presentation:class="outline" presentation:placeholder="true">
          <draw:text-box/>
        </draw:frame>
        <draw:frame presentation:style-name="pr2" draw:layer="layout" svg:width="12.296cm" svg:height="13.859cm" svg:x="14.311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bjectif</text:p>
          </draw:text-box>
        </draw:frame>
        <draw:frame draw:style-name="gr3" draw:layer="layout" svg:width="23.5cm" svg:height="15.009cm" svg:x="2cm" svg:y="5cm">
          <draw:text-box>
            <text:list text:style-name="L1">
              <text:list-item>
                <text:p><text:span text:style-name="T2"><text:s/></text:span><text:span text:style-name="T2">Créer un programme qui interagit avec la base Open Food Facts pour en récupérer les aliments, les comparer et proposer à l'utilisateur un substitut plus sain à l'aliment qui lui fait envie</text:span></text:p>
                <text:p><text:span text:style-name="T2"/></text:p>
              </text:list-item>
              <text:list-item>
                <text:p><text:span text:style-name="T2"><text:s/></text:span><text:span text:style-name="T2">Insctructions à respecter :</text:span></text:p>
                <text:p><text:span text:style-name="T3"/></text:p>
              </text:list-item>
            </text:list>
            <text:list text:style-name="L2">
              <text:list-item>
                <text:list>
                  <text:list-header>
                    <text:p><text:span text:style-name="T3">=&gt; Recherche d'aliments dans la base Open Food Facts.</text:span></text:p>
                    <text:p><text:span text:style-name="T3">=&gt; L'utilisateur interagit avec le programme dans le terminal.</text:span></text:p>
                    <text:p><text:span text:style-name="T3">=&gt; Si l'utilisateur entre un caractère qui n'est pas un chiffre, le programme doit lui répéter la question.</text:span></text:p>
                    <text:p><text:span text:style-name="T3">=&gt; La recherche doit s'effectuer sur une base MySql.</text:span>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e en oeuvre : étapes préparatoires</text:p>
          </draw:text-box>
        </draw:frame>
        <draw:frame presentation:style-name="pr5" draw:layer="layout" svg:width="25.199cm" svg:height="11.773cm" svg:x="1.4cm" svg:y="7cm" presentation:class="outline" presentation:user-transformed="true">
          <draw:text-box>
            <text:list text:style-name="L3">
              <text:list-item>
                <text:p>Création d'un tableau Agile sur Trello</text:p>
              </text:list-item>
              <text:list-item>
                <text:p>Création d'un repository pour ce projet sur GitHub</text:p>
              </text:list-item>
              <text:list-item>
                <text:p>Rédaction de la documentation (Readme.md) en prenant en compte l'énoncé (description du parcours utilisateur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e en oeuvre : développemen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3">
              <text:list-item>
                <text:p>Définition et construction de la base de données à l'aide de MySQL Workbench</text:p>
              </text:list-item>
              <text:list-item>
                <text:p>Partie requêtes à l'API d'OpenFoodFacts et insertion en base de données</text:p>
              </text:list-item>
              <text:list-item>
                <text:p>Architecture des interactions et IHM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icultés rencontré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rganisation</text:p>
              </text:list-item>
              <text:list-item>
                <text:p>Structuration du code</text:p>
              </text:list-item>
              <text:list-item>
                <text:p>Suivi des cours proposés par OpenClassrooms</text:p>
              </text:list-item>
              <text:list-item>
                <text:p>Erreur de manipulation avec GitHu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senti général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3">
              <text:list-item>
                <text:p>Des moments d'incertitude</text:p>
              </text:list-item>
              <text:list-item>
                <text:p>De la satidfaction en arrivant à la fin de ce projet</text:p>
              </text:list-item>
              <text:list-item>
                <text:p>Beaucoup de choses apprises et déjà réutilisées au quotidien dans mon travai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34M57S</meta:editing-duration>
    <meta:editing-cycles>4</meta:editing-cycles>
    <meta:generator>OpenOffice/4.1.1$Win32 OpenOffice.org_project/411m6$Build-9775</meta:generator>
    <dc:date>2019-10-09T10:43:55.65</dc:date>
    <meta:document-statistic meta:object-count="47"/>
  </office:meta>
</office:document-meta>
</file>